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1000000BF3A12DE1A01F20E98.png" manifest:media-type="image/png"/>
  <manifest:file-entry manifest:full-path="Pictures/10000000000000E1000000E108E5E140BF32E9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n_20_blanc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En_20_blanco">
        <draw:frame draw:name="Picture 2" draw:style-name="gr1" draw:text-style-name="P1" draw:layer="layout" svg:width="22.976cm" svg:height="7.6cm" svg:x="0.815cm" svg:y="3.924cm">
          <draw:image xlink:href="Pictures/1000020100000251000000BF3A12DE1A01F20E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n_20_blanco">
        <draw:frame draw:style-name="gr3" draw:text-style-name="P3" draw:layer="layout" svg:width="16.5cm" svg:height="16.5cm" svg:x="4.5cm" svg:y="1.5cm">
          <draw:image xlink:href="Pictures/10000000000000E1000000E108E5E140BF32E9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s" fo:country="CO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s" fo:country="CO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s" fo:country="CO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En_20_blanco" style:display-name="En blanco" style:page-layout-name="PM1" draw:style-name="Mdp1">
      <draw:frame draw:name="1 Marcador de fecha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text:date style:data-style-name="D1" text:date-value="2022-07-03">3/07/22</text:date></text:span></text:p>
        </draw:text-box>
      </draw:frame>
      <draw:frame draw:name="2 Marcador de pie de página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3 Marcador de número de diapositiva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8.624cm" svg:height="10.476cm" svg:x="1.482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ción de PowerPoint</dc:title>
    <meta:initial-creator>Administrator</meta:initial-creator>
    <meta:editing-cycles>4</meta:editing-cycles>
    <meta:creation-date>2022-06-13T01:30:51</meta:creation-date>
    <dc:date>2022-07-03T22:39:20.416000000</dc:date>
    <meta:editing-duration>PT8H39M43S</meta:editing-duration>
    <meta:generator>LibreOffice/7.1.1.2$Windows_X86_64 LibreOffice_project/fe0b08f4af1bacafe4c7ecc87ce55bb426164676</meta:generator>
    <meta:document-statistic meta:object-count="27"/>
    <meta:user-defined meta:name="AppVersion">14.0000</meta:user-defined>
    <meta:user-defined meta:name="PresentationFormat">Presentación en pantalla (4:3)</meta:user-defined>
    <meta:user-defined meta:name="Slides" meta:value-type="float">1</meta:user-defined>
  </office:meta>
</office:document-meta>
</file>